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Subtitle" style:family="paragraph">
      <style:text-properties fo:font-weight="bold" style:font-weight-asian="bold"/>
    </style:style>
    <style:style style:name="P3" style:parent-style-name="ListParagraph" style:family="paragraph">
      <style:paragraph-properties fo:line-height="200%"/>
      <style:text-properties style:font-name="Calibri" style:font-name-complex="Calibri"/>
    </style:style>
    <style:style style:name="P4" style:parent-style-name="ListParagraph" style:family="paragraph">
      <style:paragraph-properties fo:line-height="200%"/>
      <style:text-properties style:font-name="Calibri" style:font-name-complex="Calibri"/>
    </style:style>
    <style:style style:name="P5" style:parent-style-name="ListParagraph" style:family="paragraph">
      <style:paragraph-properties fo:line-height="200%"/>
      <style:text-properties style:font-name="Calibri" style:font-name-complex="Calibri"/>
    </style:style>
    <style:style style:name="P6" style:parent-style-name="ListParagraph" style:family="paragraph">
      <style:paragraph-properties fo:line-height="200%"/>
      <style:text-properties style:font-name="Calibri" style:font-name-complex="Calibri"/>
    </style:style>
    <style:style style:name="P7" style:parent-style-name="Normal" style:family="paragraph">
      <style:paragraph-properties fo:line-height="200%"/>
      <style:text-properties style:font-name="Calibri" style:font-name-complex="Calibri"/>
    </style:style>
    <style:style style:name="P8" style:parent-style-name="Normal" style:family="paragraph">
      <style:text-properties style:font-name="Calibri Light" style:font-name-complex="Calibri Light"/>
    </style:style>
    <style:style style:name="P9" style:parent-style-name="Normal" style:family="paragraph">
      <style:text-properties style:font-name="Calibri" style:font-name-complex="Calibri"/>
    </style:style>
    <style:style style:name="P10" style:parent-style-name="Normal" style:family="paragraph">
      <style:text-properties style:font-name="Calibri Light" style:font-name-complex="Calibri Light"/>
    </style:style>
    <style:style style:name="P11" style:parent-style-name="Normal" style:family="paragraph">
      <style:text-properties style:font-name="Calibri Light" style:font-name-complex="Calibri Light"/>
    </style:style>
    <style:style style:name="P12" style:parent-style-name="Normal" style:family="paragraph">
      <style:text-properties style:font-name="Calibri Light" style:font-name-complex="Calibri Light"/>
    </style:style>
    <style:style style:name="P13" style:parent-style-name="Normal" style:family="paragraph">
      <style:text-properties style:font-name="Calibri" style:font-name-complex="Calibri"/>
    </style:style>
    <style:style style:name="P14" style:parent-style-name="Normal" style:family="paragraph">
      <style:text-properties style:font-name="Calibri" style:font-name-complex="Calibri"/>
    </style:style>
  </office:automatic-styles>
  <office:body>
    <office:text text:use-soft-page-breaks="true">
      <text:h text:style-name="P1" text:outline-level="1">Verifica TPSIT – Sistemi Distribuiti</text:h>
      <text:p text:style-name="Normal"/>
      <text:p text:style-name="P2">Scrivere al massimo 10 righe per ogni risposta</text:p>
      <text:p text:style-name="Subtitle">Rinominare il file cognome.odt</text:p>
      <text:p text:style-name="Subtitle">Consegnare al link<text:s/><text:a xlink:href="https://script.google.com/macros/s/AKfycbx3Mn36N3G4CfGV-ju_NDdMtc9tr9-tkwm4Md-Xrei6GoYffiAs/exec" office:target-frame-name="_top" xlink:show="replace"><text:span text:style-name="Hyperlink">https://script.google.com/macros/s/AKfycbx3Mn36N3G4CfGV-ju_NDdMtc9tr9-tkwm4Md-Xrei6GoYffiAs/exec</text:span></text:a><text:s/></text:p>
      <text:p text:style-name="Standard"/>
      <text:p text:style-name="Standard"/>
      <text:list text:style-name="LFO1" text:continue-numbering="true">
        <text:list-item>
          <text:p text:style-name="P3">Che cosa si intende con trasparenza dei SD?<text:s/>Perché è importante?</text:p>
        </text:list-item>
        <text:list-item>
          <text:p text:style-name="P4">Perché sono stati creati i SD? Quali problemi risolvono?</text:p>
        </text:list-item>
        <text:list-item>
          <text:p text:style-name="P5">Descrivi il funzionamento di una 3-Tier Level Architecture</text:p>
        </text:list-item>
        <text:list-item>
          <text:p text:style-name="P6">Partendo da un sistema centralizzato, descrivi quali sono i passaggi che gradualmente permettono di rendere il sistema<text:s/>sempre più tollerante ai guasti</text:p>
        </text:list-item>
      </text:list>
      <text:p text:style-name="P7"/>
      <text:h text:style-name="Heading2" text:outline-level="2">Risposta domanda 1</text:h>
      <text:p text:style-name="P8">Scrivi qui</text:p>
      <text:p text:style-name="P9"/>
      <text:h text:style-name="Heading2" text:outline-level="2">Risposta domanda 2</text:h>
      <text:p text:style-name="P10">Scrivi qui</text:p>
      <text:h text:style-name="Heading2" text:outline-level="2"/>
      <text:h text:style-name="Heading2" text:outline-level="2">Risposta domanda 3</text:h>
      <text:p text:style-name="P11">Scrivi qui</text:p>
      <text:h text:style-name="Heading2" text:outline-level="2"/>
      <text:h text:style-name="Heading2" text:outline-level="2">Risposta domanda 4</text:h>
      <text:p text:style-name="P12">Scrivi qui</text:p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bora bizzocchi</meta:initial-creator>
    <dc:creator>Angelo Galanti</dc:creator>
    <meta:creation-date>2018-04-09T09:29:00Z</meta:creation-date>
    <dc:date>2018-11-16T12:34:00Z</dc:date>
    <meta:template xlink:href="Normal.dotm" xlink:type="simple"/>
    <meta:editing-cycles>9</meta:editing-cycles>
    <meta:editing-duration>PT3660S</meta:editing-duration>
    <meta:document-statistic meta:page-count="1" meta:paragraph-count="1" meta:word-count="120" meta:character-count="806" meta:row-count="5" meta:non-whitespace-character-count="687"/>
  </office:meta>
</office:document-meta>
</file>